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6931in" style:rel-column-width="998*"/>
    </style:style>
    <style:style style:name="Table1.B" style:family="table-column">
      <style:table-column-properties style:column-width="1.5313in" style:rel-column-width="2205*"/>
    </style:style>
    <style:style style:name="Table1.C" style:family="table-column">
      <style:table-column-properties style:column-width="4.4681in" style:rel-column-width="6434*"/>
    </style:style>
    <style:style style:name="Table1.1" style:family="table-row">
      <style:table-row-properties fo:background-color="#808080" fo:keep-together="always">
        <style:background-image/>
      </style:table-row-properties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fo:keep-together="always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fo:keep-together="always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6" style:family="table-row">
      <style:table-row-properties fo:keep-together="always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 style:master-page-name="MP0">
      <style:paragraph-properties style:page-number="auto" fo:break-before="page"/>
      <style:text-properties officeooo:rsid="00141ba8" officeooo:paragraph-rsid="00141ba8"/>
    </style:style>
    <style:style style:name="P2" style:family="paragraph" style:parent-style-name="Normal">
      <style:text-properties officeooo:rsid="00189789" officeooo:paragraph-rsid="00189789"/>
    </style:style>
    <style:style style:name="P3" style:family="paragraph" style:parent-style-name="Normal">
      <style:text-properties officeooo:paragraph-rsid="00158dc8"/>
    </style:style>
    <style:style style:name="P4" style:family="paragraph" style:parent-style-name="Normal">
      <style:paragraph-properties fo:padding-left="0in" fo:padding-right="0in" fo:padding-top="0in" fo:padding-bottom="0.0138in" fo:border-left="none" fo:border-right="none" fo:border-top="none" fo:border-bottom="0.74pt solid #000000" style:shadow="none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89789" officeooo:paragraph-rsid="00189789" style:font-weight-asian="bold" style:font-weight-complex="bold"/>
    </style:style>
    <style:style style:name="P6" style:family="paragraph" style:parent-style-name="Table_20_Contents">
      <style:text-properties fo:font-weight="bold" officeooo:rsid="00141ba8" officeooo:paragraph-rsid="00141ba8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141ba8" officeooo:paragraph-rsid="00141ba8"/>
    </style:style>
    <style:style style:name="P8" style:family="paragraph" style:parent-style-name="Table_20_Contents">
      <style:text-properties officeooo:rsid="00189789" officeooo:paragraph-rsid="00189789"/>
    </style:style>
    <style:style style:name="P9" style:family="paragraph" style:parent-style-name="Table_20_Contents">
      <style:text-properties fo:font-weight="bold" officeooo:rsid="00141ba8" officeooo:paragraph-rsid="00149fb8" style:font-weight-asian="bold" style:font-weight-complex="bold"/>
    </style:style>
    <style:style style:name="P10" style:family="paragraph" style:parent-style-name="Table_20_Contents">
      <style:text-properties fo:font-weight="bold" officeooo:rsid="00141ba8" officeooo:paragraph-rsid="00189789" style:font-weight-asian="bold" style:font-weight-complex="bold"/>
    </style:style>
    <style:style style:name="T1" style:family="text">
      <style:text-properties officeooo:rsid="00189789"/>
    </style:style>
    <style:style style:name="T2" style:family="text">
      <style:text-properties officeooo:rsid="00158dc8"/>
    </style:style>
    <style:style style:name="T3" style:family="text">
      <style:text-properties officeooo:rsid="0016dcf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9789" style:font-weight-asian="normal" style:font-weight-complex="normal"/>
    </style:style>
    <style:style style:name="T6" style:family="text">
      <style:text-properties fo:font-weight="normal" officeooo:rsid="00189789" fo:background-color="#ffff00" loext:char-shading-value="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uurdesem <text:span text:style-name="T1">starter</text:span> (vlgns Marina/Jetty)</text:p>
      <text:p text:style-name="Normal">- 1 <text:span text:style-name="T1">schoon glazen potje (hoe groot eigenlijk?)</text:span></text:p>
      <text:p text:style-name="P2">- Pot met mail: half rogge, half tarwe (liefst biologisch)</text:p>
      <text:p text:style-name="P3"><text:span text:style-name="T1">- W</text:span><text:span text:style-name="T2">ater (zie </text:span><text:span text:style-name="T3">bij ‘benodigdheden) in de verschillende </text:span><text:span text:style-name="T2">stappen.</text:span></text:p>
      <text:p text:style-name="P4"/>
      <text:p text:style-name="Normal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5">Dag</text:p>
            </table:table-cell>
            <table:table-cell table:style-name="Table1.A1" office:value-type="string">
              <text:p text:style-name="P6">Benodigdheden</text:p>
            </table:table-cell>
            <table:table-cell table:style-name="Table1.C1" office:value-type="string">
              <text:p text:style-name="P6">Activiteit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7">1</text:p>
          </table:table-cell>
          <table:table-cell table:style-name="Table1.B2" office:value-type="string">
            <text:p text:style-name="P8">20 g meel-mix</text:p>
            <text:p text:style-name="P8">20 g water</text:p>
          </table:table-cell>
          <table:table-cell table:style-name="Table1.C2" office:value-type="string">
            <text:p text:style-name="P9"><text:span text:style-name="T4">- </text:span><text:span text:style-name="T5">meel-mix en water dooreen roeren.</text:span></text:p>
            <text:p text:style-name="P9"><text:span text:style-name="T5">- aan het eind van de dag nogmaals roeren.</text:span></text:p>
            <text:p text:style-name="P9"><text:span text:style-name="T5">- op kamertemperatuur laten staan.</text:span></text:p>
          </table:table-cell>
        </table:table-row>
        <table:table-row table:style-name="Table1.2">
          <table:table-cell table:style-name="Table1.A3" office:value-type="string">
            <text:p text:style-name="P7">2</text:p>
          </table:table-cell>
          <table:table-cell table:style-name="Table1.B3" office:value-type="string">
            <text:p text:style-name="P8">20 g meel-mix</text:p>
            <text:p text:style-name="P8">20 g water</text:p>
          </table:table-cell>
          <table:table-cell table:style-name="Table1.C3" office:value-type="string">
            <text:p text:style-name="P9"><text:span text:style-name="T4">- </text:span><text:span text:style-name="T5">meel-mix, water en starter dooreen roeren.</text:span></text:p>
            <text:p text:style-name="P9"><text:span text:style-name="T5">- aan het eind van de dag nogmaals roeren.</text:span></text:p>
            <text:p text:style-name="P9"><text:span text:style-name="T5">- op kamertemperatuur laten staan.</text:span></text:p>
          </table:table-cell>
        </table:table-row>
        <table:table-row table:style-name="Table1.2">
          <table:table-cell table:style-name="Table1.A4" office:value-type="string">
            <text:p text:style-name="P7">3</text:p>
          </table:table-cell>
          <table:table-cell table:style-name="Table1.B4" office:value-type="string">
            <text:p text:style-name="P8">30 g meel-mix</text:p>
            <text:p text:style-name="P8">30 g water</text:p>
          </table:table-cell>
          <table:table-cell table:style-name="Table1.C4" office:value-type="string">
            <text:p text:style-name="P9"><text:span text:style-name="T4">- </text:span><text:span text:style-name="T5">meel-mix, water en starter dooreen roeren.</text:span></text:p>
            <text:p text:style-name="P9"><text:span text:style-name="T5">- aan het eind van de dag nogmaals roeren.</text:span></text:p>
            <text:p text:style-name="P9"><text:span text:style-name="T5"><text:s text:c="2"/>(je kunt vanaf nu een ‘teken van leven’ zien).</text:span></text:p>
            <text:p text:style-name="P9"><text:span text:style-name="T5">- op kamertemperatuur laten staan.</text:span></text:p>
          </table:table-cell>
        </table:table-row>
        <table:table-row table:style-name="Table1.2">
          <table:table-cell table:style-name="Table1.A5" office:value-type="string">
            <text:p text:style-name="P7">4</text:p>
          </table:table-cell>
          <table:table-cell table:style-name="Table1.B5" office:value-type="string">
            <text:p text:style-name="P8">30 g meel-mix</text:p>
            <text:p text:style-name="P8">30 g water</text:p>
          </table:table-cell>
          <table:table-cell table:style-name="Table1.C5" office:value-type="string">
            <text:p text:style-name="P10"><text:span text:style-name="T5">- helft uit de pot scheppen (</text:span><text:span text:style-name="T6">wat doe je daarmee</text:span><text:span text:style-name="T5">?)</text:span></text:p>
            <text:p text:style-name="P10"><text:span text:style-name="T4">- </text:span><text:span text:style-name="T5">meel-mix, water en andere helft dooreen roeren.</text:span></text:p>
            <text:p text:style-name="P9"><text:span text:style-name="T5">- aan het eind van de dag nogmaals roeren.</text:span></text:p>
            <text:p text:style-name="P9"><text:span text:style-name="T5">- op kamertemperatuur laten staan.</text:span></text:p>
          </table:table-cell>
        </table:table-row>
        <table:table-row table:style-name="Table1.2">
          <table:table-cell table:style-name="Table1.A6" office:value-type="string">
            <text:p text:style-name="P7">5</text:p>
          </table:table-cell>
          <table:table-cell table:style-name="Table1.B6" office:value-type="string">
            <text:p text:style-name="P8">30 g meel-mix</text:p>
            <text:p text:style-name="P8">30 g water</text:p>
          </table:table-cell>
          <table:table-cell table:style-name="Table1.C6" office:value-type="string">
            <text:p text:style-name="P10"><text:span text:style-name="T4">- </text:span><text:span text:style-name="T5">meel-mix, water en andere helft dooreen roeren.</text:span></text:p>
            <text:p text:style-name="P9"><text:span text:style-name="T5">- aan het eind van de dag nogmaals roeren.</text:span></text:p>
            <text:p text:style-name="P9"><text:span text:style-name="T5">- op kamertemperatuur laten staan.</text:span></text:p>
          </table:table-cell>
        </table:table-row>
        <table:table-row table:style-name="Table1.2">
          <table:table-cell table:style-name="Table1.A7" office:value-type="string">
            <text:p text:style-name="P7">6</text:p>
          </table:table-cell>
          <table:table-cell table:style-name="Table1.B7" office:value-type="string">
            <text:p text:style-name="P8">30 g meel-mix</text:p>
            <text:p text:style-name="P8">30 g water</text:p>
          </table:table-cell>
          <table:table-cell table:style-name="Table1.C7" office:value-type="string">
            <text:p text:style-name="P10"><text:span text:style-name="T4">- </text:span><text:span text:style-name="T5">meel-mix, water en andere helft dooreen roeren.</text:span></text:p>
            <text:p text:style-name="P9"><text:span text:style-name="T5">- aan het eind van de dag nogmaals roeren.</text:span></text:p>
            <text:p text:style-name="P9"><text:span text:style-name="T5">- op kamertemperatuur laten staan.</text:span></text:p>
          </table:table-cell>
        </table:table-row>
      </table:table>
      <text:p text:style-name="Normal"/>
      <text:p text:style-name="P2">Als het mengsel gelijkmatig groeit na het voeden, en inzakt na een paar uur, dan kun je het gebruiken.</text:p>
      <text:p text:style-name="P2"/>
      <text:p text:style-name="P2">Vanaf nu kan hij in de koelkast als hij niet hoeft te rijzen.</text:p>
      <text:p text:style-name="P2"/>
      <text:p text:style-name="P2">Geef je starter een mooie naam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nl" fo:country="NL" fo:font-style="normal" style:text-underline-style="none" fo:font-weight="normal" style:letter-kerning="true" style:font-name-asian="Lucida Sans Unicode" style:font-size-asian="12pt" style:language-asian="nl" style:country-asian="NL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nl" fo:country="NL" fo:font-style="normal" style:text-underline-style="none" fo:font-weight="normal" style:letter-kerning="true" fo:background-color="transparent" style:font-name-asian="Lucida Sans Unicode" style:font-size-asian="12pt" style:language-asian="nl" style:country-asian="NL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 fo:hyphenation-keep="auto" loext:hyphenation-keep-type="column"/>
      <style:text-properties fo:font-style="italic" fo:font-weight="bold" style:font-style-asian="italic" style:font-weight-asian="bold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style:contextual-spacing="false" fo:keep-together="always" fo:hyphenation-ladder-count="no-limit" fo:hyphenation-keep="auto" loext:hyphenation-keep-type="column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1965in" fo:hyphenation-ladder-count="no-limit" fo:hyphenation-keep="auto" loext:hyphenation-keep-type="column" fo:text-indent="-0.1965in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.2083in" style:contextual-spacing="false" fo:hyphenation-ladder-count="no-limit" fo:hyphenation-keep="auto" loext:hyphenation-keep-type="column" fo:padding-left="0in" fo:padding-right="0in" fo:padding-top="0in" fo:padding-bottom="0.0555in" fo:border-left="none" fo:border-right="none" fo:border-top="none" fo:border-bottom="0.99pt solid #4f81bd" style:shadow="none"/>
      <style:text-properties fo:color="#17365d" loext:opacity="100%" style:font-name="Cambria" fo:font-family="Cambria" style:font-family-generic="roman" style:font-pitch="variable" fo:font-size="26pt" fo:letter-spacing="0.0035in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 fo:hyphenation-keep="auto" loext:hyphenation-keep-type="column"/>
      <style:text-properties fo:color="#4f81bd" loext:opacity="100%" style:font-name="Cambria" fo:font-family="Cambria" style:font-family-generic="roman" style:font-pitch="variable" fo:letter-spacing="0.0102in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9pt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anchor" style:display-name="Footnote anchor" style:family="text">
      <style:text-properties style:text-position="super 67%"/>
    </style:style>
    <style:style style:name="Title_20_Char" style:display-name="Title Ch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mbria" fo:font-family="Cambria" style:font-family-generic="roman" style:font-pitch="variable" fo:letter-spacing="0.0102in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ime-style style:name="N129">
      <number:hours number:style="long"/>
      <number:text>.</number:text>
      <number:minutes number:style="long"/>
    </number:time-style>
    <number:time-style style:name="N30114" number:language="nl" number:country="NL">
      <number:hours number:style="long"/>
      <number:text>.</number:text>
      <number:minutes number:style="long"/>
    </number:time-style>
    <number:currency-style style:name="N30115P0" style:volatile="true" number:language="nl" number:country="NL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30115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30115P0"/>
    </number:currency-styl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meta:initial-creator>R J</meta:initial-creator>
    <meta:creation-date>2014-01-15T21:03:00Z</meta:creation-date>
    <dc:date>2025-01-22T12:47:08.456000000</dc:date>
    <meta:print-date>2025-01-22T12:36:59.744000000</meta:print-date>
    <meta:editing-cycles>6</meta:editing-cycles>
    <meta:editing-duration>PT40M28S</meta:editing-duration>
    <meta:document-statistic meta:table-count="1" meta:image-count="0" meta:object-count="0" meta:page-count="1" meta:paragraph-count="48" meta:word-count="261" meta:character-count="1392" meta:non-whitespace-character-count="1177"/>
    <meta:user-defined meta:name="Docear4Word_StyleTitle">Springer LNCS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" xlink:href="../Zuurdesem%20brood.odt/Normal.dotm"/>
  </office:meta>
</office:document-meta>
</file>